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8913"/>
    </style:style>
    <style:style style:name="P2" style:family="paragraph" style:parent-style-name="Standard">
      <style:text-properties officeooo:paragraph-rsid="001182df"/>
    </style:style>
    <style:style style:name="P3" style:family="paragraph" style:parent-style-name="Heading_20_1">
      <style:text-properties officeooo:rsid="0011130d"/>
    </style:style>
    <style:style style:name="P4" style:family="paragraph" style:parent-style-name="Standard">
      <style:text-properties officeooo:rsid="000b8913" officeooo:paragraph-rsid="000b8913"/>
    </style:style>
    <style:style style:name="P5" style:family="paragraph" style:parent-style-name="Standard">
      <style:text-properties officeooo:paragraph-rsid="001185be"/>
    </style:style>
    <style:style style:name="T1" style:family="text">
      <style:text-properties officeooo:rsid="000b8913"/>
    </style:style>
    <style:style style:name="T2" style:family="text">
      <style:text-properties officeooo:rsid="000f0067"/>
    </style:style>
    <style:style style:name="T3" style:family="text">
      <style:text-properties officeooo:rsid="000fb300"/>
    </style:style>
    <style:style style:name="T4" style:family="text">
      <style:text-properties officeooo:rsid="001182df"/>
    </style:style>
    <style:style style:name="T5" style:family="text">
      <style:text-properties officeooo:rsid="001185be"/>
    </style:style>
    <style:style style:name="T6" style:family="text">
      <style:text-properties officeooo:rsid="0012759d"/>
    </style:style>
    <style:style style:name="T7" style:family="text">
      <style:text-properties officeooo:rsid="00143c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alogWrite()</text:h>
      <text:p text:style-name="P2">Der Aufbau <text:span text:style-name="T2">ist der selbe wie beim </text:span><text:span text:style-name="T3">A</text:span><text:span text:style-name="T2">nsteuern einer LED mit digitalWrite(). </text:span><text:span text:style-name="T3">Achtet darauf, dass </text:span><text:span text:style-name="T4">ihr die LED an einen PWM Port anschließt. Ihr erkennt sie an dem ~ Zeichen vor der Portzahl </text:span><text:span text:style-name="T7">auf dem Arduinoboard</text:span><text:span text:style-name="T4">.</text:span></text:p>
      <text:p text:style-name="P2"><text:line-break/><text:line-break/>int led = 9;           // the pin that the LED is attached to<text:line-break/></text:p>
      <text:p text:style-name="P1">void setup()  { <text:line-break/>  pinMode(led, OUTPUT);<text:line-break/>} <text:line-break/></text:p>
      <text:p text:style-name="P1">//<text:span text:style-name="T1">Beispiel 1</text:span></text:p>
      <text:p text:style-name="P4">void loop() {</text:p>
      <text:p text:style-name="P4"><text:tab/> analogWrite(led,0);</text:p>
      <text:p text:style-name="P4"><text:tab/> delay(500);</text:p>
      <text:p text:style-name="P4"><text:tab/> analogWrite(led, 100);</text:p>
      <text:p text:style-name="P4"><text:tab/> delay(500);</text:p>
      <text:p text:style-name="P4"><text:tab/> analogWrite(led,255);</text:p>
      <text:p text:style-name="P4"><text:tab/> delay(500);</text:p>
      <text:p text:style-name="P1"><text:span text:style-name="T1">}</text:span><text:line-break/></text:p>
      <text:p text:style-name="P1"><text:span text:style-name="T1">// Beispiel 2</text:span><text:line-break/>void loop()  { <text:line-break/>for(int i=0;i&lt;256;i++) { <text:s/></text:p>
      <text:p text:style-name="Standard"><text:tab/>analogWrite(led,i);</text:p>
      <text:p text:style-name="P5"><text:s text:c="11"/>// Warten ist Wichtig! <text:span text:style-name="T5">Ihr wollt ja auch sehen, dass die LED langsam helle</text:span><text:span text:style-name="T6">r</text:span><text:span text:style-name="T5"> wird ;)</text:span></text:p>
      <text:p text:style-name="Standard"><text:tab/>delay(20);</text:p>
      <text:p text:style-name="Standard">}<text:line-break/> <text:s/>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15:27:48</meta:creation-date>
    <dc:date>2013-07-22T20:44:21</dc:date>
    <meta:editing-duration>PT17M42S</meta:editing-duration>
    <meta:editing-cycles>8</meta:editing-cycles>
    <meta:generator>LibreOffice/4.0.2.2$Linux_x86 LibreOffice_project/400m0$Build-2</meta:generator>
    <meta:document-statistic meta:table-count="0" meta:image-count="0" meta:object-count="0" meta:page-count="1" meta:paragraph-count="18" meta:word-count="98" meta:character-count="649" meta:non-whitespace-character-count="517"/>
  </office:meta>
</office:document-meta>
</file>